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c6cb4" officeooo:paragraph-rsid="000c6cb4"/>
    </style:style>
    <style:style style:name="P2" style:family="paragraph" style:parent-style-name="Text_20_body">
      <style:text-properties officeooo:rsid="000c64d6" officeooo:paragraph-rsid="000c64d6"/>
    </style:style>
    <style:style style:name="P3" style:family="paragraph" style:parent-style-name="Text_20_body" style:list-style-name="L2">
      <style:text-properties officeooo:rsid="000c64d6" officeooo:paragraph-rsid="000c64d6"/>
    </style:style>
    <style:style style:name="P4" style:family="paragraph" style:parent-style-name="Text_20_body">
      <style:text-properties officeooo:rsid="000c6cb4" officeooo:paragraph-rsid="000c6cb4"/>
    </style:style>
    <style:style style:name="P5" style:family="paragraph" style:parent-style-name="Text_20_body" style:list-style-name="L3">
      <style:text-properties officeooo:rsid="000c6cb4" officeooo:paragraph-rsid="000c6cb4"/>
    </style:style>
    <style:style style:name="P6" style:family="paragraph" style:parent-style-name="Text_20_body" style:list-style-name="L4">
      <style:text-properties officeooo:rsid="000c6cb4" officeooo:paragraph-rsid="000c6cb4"/>
    </style:style>
    <style:style style:name="P7" style:family="paragraph" style:parent-style-name="Title">
      <style:text-properties officeooo:rsid="000c6cb4" officeooo:paragraph-rsid="000c6cb4"/>
    </style:style>
    <style:style style:name="T1" style:family="text">
      <style:text-properties officeooo:rsid="000c64d6"/>
    </style:style>
    <style:style style:name="T2" style:family="text">
      <style:text-properties officeooo:rsid="000c6cb4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G File</text:p>
      <text:p text:style-name="Text_20_body">31<text:span text:style-name="T3">st </text:span>December 2022</text:p>
      <text:h text:style-name="P1" text:outline-level="1">Install Ubuntu</text:h>
      <text:list xml:id="list3377304328" text:style-name="L3">
        <text:list-item>
          <text:p text:style-name="P5">Parition the C drive in Windows System. </text:p>
          <text:list>
            <text:list-item>
              <text:p text:style-name="P5">Issue: Since windows C drive has data at the last part of the drive section, disk management tool wasn’t able to make the continuous segment from the end which had sufficient space.</text:p>
            </text:list-item>
            <text:list-item>
              <text:p text:style-name="P5">Use third party software to do the partition</text:p>
            </text:list-item>
          </text:list>
        </text:list-item>
        <text:list-item>
          <text:p text:style-name="P5">Install Ubuntu Jammy (22.04.01)</text:p>
        </text:list-item>
      </text:list>
      <text:p text:style-name="P4">2<text:span text:style-name="T3">nd</text:span> January 2023</text:p>
      <text:h text:style-name="P1" text:outline-level="1">Install ROS</text:h>
      <text:list xml:id="list1677951475" text:style-name="L2">
        <text:list-item>
          <text:p text:style-name="P3">ROS Neotic is not intented to work on Ubuntu Jammy. <text:span text:style-name="T2">Only ROS 2 can be used on Jammy. But e-puck2 requires ROS Neotic as the documentation is tailored for ROS 1.</text:span></text:p>
        </text:list-item>
      </text:list>
      <text:p text:style-name="P2"/>
      <text:p text:style-name="P4">3<text:span text:style-name="T3">rd</text:span> January 2023</text:p>
      <text:list xml:id="list4261844249" text:style-name="L4">
        <text:list-item>
          <text:p text:style-name="P6">Install Ubuntu Focal (20.04.05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1:28:49.414044136</meta:creation-date>
    <dc:date>2023-01-03T01:39:47.243584390</dc:date>
    <meta:editing-duration>PT10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07" meta:character-count="576" meta:non-whitespace-character-count="486"/>
  </office:meta>
</office:document-meta>
</file>